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InteralDocument.AggregateInteralDocument( AbstractSourceDocument source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InteralDocument.getContent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ggregateInteralDocument.AggregateInteralDocument( AbstractSourceDocument sourceDoc , final List &lt; InternalDocument &gt; internal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